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list-style-name="L1">
      <style:text-properties officeooo:rsid="0008571e" officeooo:paragraph-rsid="0008571e"/>
    </style:style>
    <style:style style:name="P2" style:family="paragraph" style:parent-style-name="Standard" style:list-style-name="L1">
      <style:text-properties officeooo:rsid="000b14d9" officeooo:paragraph-rsid="000b14d9"/>
    </style:style>
    <style:style style:name="P3" style:family="paragraph" style:parent-style-name="Standard" style:list-style-name="L1">
      <style:text-properties officeooo:rsid="000cbb05" officeooo:paragraph-rsid="000cbb05"/>
    </style:style>
    <style:style style:name="P4" style:family="paragraph" style:parent-style-name="Standard" style:list-style-name="L1">
      <style:text-properties officeooo:rsid="0013772a" officeooo:paragraph-rsid="0013772a"/>
    </style:style>
    <style:style style:name="P5" style:family="paragraph" style:parent-style-name="Standard">
      <style:text-properties fo:font-weight="bold" officeooo:rsid="0008571e" officeooo:paragraph-rsid="0008571e" style:font-weight-asian="bold" style:font-weight-complex="bold"/>
    </style:style>
    <style:style style:name="P6" style:family="paragraph" style:parent-style-name="Standard">
      <style:text-properties fo:font-weight="bold" officeooo:rsid="0014856a" officeooo:paragraph-rsid="0014856a" style:font-weight-asian="bold" style:font-weight-complex="bold"/>
    </style:style>
    <style:style style:name="P7" style:family="paragraph" style:parent-style-name="Standard" style:list-style-name="L1">
      <style:text-properties officeooo:rsid="00164504" officeooo:paragraph-rsid="00164504"/>
    </style:style>
    <style:style style:name="P8" style:family="paragraph" style:parent-style-name="Standard">
      <style:text-properties fo:font-size="16pt" fo:font-weight="normal" officeooo:rsid="00182b70" officeooo:paragraph-rsid="00182b70" style:font-size-asian="16pt" style:font-weight-asian="normal" style:font-size-complex="16pt" style:font-weight-complex="normal"/>
    </style:style>
    <style:style style:name="P9" style:family="paragraph" style:parent-style-name="Standard" style:list-style-name="L2">
      <style:text-properties officeooo:rsid="001afa5a" officeooo:paragraph-rsid="001afa5a"/>
    </style:style>
    <style:style style:name="P10" style:family="paragraph" style:parent-style-name="Standard" style:list-style-name="L2">
      <style:text-properties officeooo:rsid="001ea33e" officeooo:paragraph-rsid="001ea33e"/>
    </style:style>
    <style:style style:name="P11" style:family="paragraph" style:parent-style-name="Standard" style:list-style-name="L2">
      <style:text-properties officeooo:rsid="002059e4" officeooo:paragraph-rsid="002059e4"/>
    </style:style>
    <style:style style:name="P12" style:family="paragraph" style:parent-style-name="Standard" style:list-style-name="L1">
      <style:text-properties officeooo:rsid="002847f3" officeooo:paragraph-rsid="002847f3"/>
    </style:style>
    <style:style style:name="P13" style:family="paragraph" style:parent-style-name="Standard" style:list-style-name="L1">
      <style:text-properties officeooo:rsid="002b6bf0" officeooo:paragraph-rsid="002b6bf0"/>
    </style:style>
    <style:style style:name="T1" style:family="text">
      <style:text-properties officeooo:rsid="0009c1bd"/>
    </style:style>
    <style:style style:name="T2" style:family="text">
      <style:text-properties fo:font-weight="bold" style:font-weight-asian="bold" style:font-weight-complex="bold"/>
    </style:style>
    <style:style style:name="T3" style:family="text">
      <style:text-properties fo:font-weight="bold" officeooo:rsid="0009c1bd" style:font-weight-asian="bold" style:font-weight-complex="bold"/>
    </style:style>
    <style:style style:name="T4" style:family="text">
      <style:text-properties fo:font-weight="bold" officeooo:rsid="00232bf4" style:font-weight-asian="bold" style:font-weight-complex="bold"/>
    </style:style>
    <style:style style:name="T5" style:family="text">
      <style:text-properties officeooo:rsid="000d860a"/>
    </style:style>
    <style:style style:name="T6" style:family="text">
      <style:text-properties officeooo:rsid="000f25e3"/>
    </style:style>
    <style:style style:name="T7" style:family="text">
      <style:text-properties officeooo:rsid="0010b6f9"/>
    </style:style>
    <style:style style:name="T8" style:family="text">
      <style:text-properties officeooo:rsid="0011c8f8"/>
    </style:style>
    <style:style style:name="T9" style:family="text">
      <style:text-properties officeooo:rsid="0014856a"/>
    </style:style>
    <style:style style:name="T10" style:family="text">
      <style:text-properties officeooo:rsid="001cd03c"/>
    </style:style>
    <style:style style:name="T11" style:family="text">
      <style:text-properties officeooo:rsid="002059e4"/>
    </style:style>
    <style:style style:name="T12" style:family="text">
      <style:text-properties officeooo:rsid="0021d5af"/>
    </style:style>
    <style:style style:name="T13" style:family="text">
      <style:text-properties officeooo:rsid="0029135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lated articles and their evaluation methods</text:p>
      <text:p text:style-name="P8"/>
      <text:p text:style-name="P5"><text:span text:style-name="T9">Article</text:span> A</text:p>
      <text:list xml:id="list465692625" text:style-name="L1">
        <text:list-item>
          <text:p text:style-name="P7">They actually include detailed information about their scanning parameters in Table 2! Their data is from PETRA III at DESY in Hamburg.</text:p>
        </text:list-item>
        <text:list-item>
          <text:p text:style-name="P13">Data should be available (mentioned in article), but cannot find it. The corresponding author and project manager can easily be found online for sending an email if necessary.</text:p>
        </text:list-item>
        <text:list-item>
          <text:p text:style-name="P1">Ground truth was made with semi-automatic process: Watershed algorithm to find residual and degradation layer of implant, then these values were locked and automatic threshold was used to separate background from bone tissue. This was followed by manual correction. They acknowledge that it is only an approximate ground truth – and thus expect scores lower than 100%, assuming no overfitting on their CNN.</text:p>
        </text:list-item>
        <text:list-item>
          <text:p text:style-name="P1">3 scores were used:</text:p>
          <text:list>
            <text:list-item>
              <text:p text:style-name="P1"><text:span text:style-name="T3">Degradation rate (DR)</text:span><text:span text:style-name="T1">: </text:span>Not something we look at (implant degradation from volume loss of implant over time, because naturally the titanium implant degrades over time)</text:p>
            </text:list-item>
            <text:list-item>
              <text:p text:style-name="P1"><text:span text:style-name="T3">Bone-to-implant contact (</text:span><text:span text:style-name="T2">BIC</text:span><text:span text:style-name="T3">)</text:span>: Evaluation of osseointegration of implant and its stability. It is defined by the fraction of boundary voxel faces of implant in contact with bone divided by the total surface voxel faces of implant. This </text:p>
            </text:list-item>
            <text:list-item>
              <text:p text:style-name="P1"><text:span text:style-name="T2">Bone volume fraction </text:span><text:span text:style-name="T3">(BV/TV)</text:span><text:span text:style-name="T1">: Looking at a subvolume of interest (VOI), taking the number of voxels of bone volume divided by the total number of voxels of the VOI. This allows to evaluate the influence of the materials on the surrounding bone formation at different distances from the implant.</text:span></text:p>
            </text:list-item>
          </text:list>
        </text:list-item>
        <text:list-item>
          <text:p text:style-name="P4">Scores are compared by relative error in percent: (x-y)/y</text:p>
        </text:list-item>
        <text:list-item>
          <text:p text:style-name="P3">These scores seem to be very standard in the field. <text:span text:style-name="T5">There are also other scores typically used, but not really relevant to us (mean degradation depth (MDD), pitting factor (PF)). </text:span><text:span text:style-name="T6">The reason these are not relevant, is that they are more concerned about the effect of </text:span><text:span text:style-name="T7">degradation from </text:span><text:span text:style-name="T6">corrosion </text:span><text:span text:style-name="T8">(and thereby changes in absoprtion)</text:span><text:span text:style-name="T6"> of the Ti and Mg alloy.</text:span></text:p>
        </text:list-item>
        <text:list-item>
          <text:p text:style-name="P2">Their segmentation has a hard time to correctly segment non-mineralized bone (ends up as background soft-tissue) and mineralized bone (ends up as bone) and they therefore exclude it in their evaluation of BIC and BV/TV. Instead they can visually identify newly formed non-mineralized bone by the presence of osteocytes lacunae.</text:p>
        </text:list-item>
        <text:list-item>
          <text:p text:style-name="P12">Worth noting that the article ref [10] <text:span text:style-name="T13">is highly relevant and</text:span> cites Neldam et al.</text:p>
        </text:list-item>
      </text:list>
      <text:p text:style-name="P6">Article B</text:p>
      <text:list xml:id="list1654218674" text:style-name="L2">
        <text:list-item>
          <text:p text:style-name="P10">Be aware that this is only micro-CT, and not SR</text:p>
        </text:list-item>
        <text:list-item>
          <text:p text:style-name="P9">Used 3 evaluation measures</text:p>
          <text:list>
            <text:list-item>
              <text:p text:style-name="P9"><text:span text:style-name="T2">Bone volume ratio</text:span> (bone volume / tissue volume: BV/TV). Range was limited to cancellous bone only (<text:span text:style-name="T10">excluding the</text:span> cortical bone).</text:p>
            </text:list-item>
            <text:list-item>
              <text:p text:style-name="P9"><text:span text:style-name="T2">BIC ratio</text:span> <text:span text:style-name="T12">(only done here through histological evaluation)</text:span></text:p>
            </text:list-item>
            <text:list-item>
              <text:p text:style-name="P9"><text:span text:style-name="T4">B</text:span><text:span text:style-name="T2">one-to-implant distance</text:span> <text:span text:style-name="T11">in micrometers: measuring the distance between the surface of im</text:span>plant and bone tissue in the cortical bone area by using a 3D model.</text:p>
            </text:list-item>
          </text:list>
        </text:list-item>
        <text:list-item>
          <text:p text:style-name="P11">Authors mention that their results for bone-to-implant distance measures are hard to compare with other literature, since not many (if any) have done it before. Hmm...</text:p>
        </text:list-item>
        <text:list-item>
          <text:p text:style-name="P11"><text:span text:style-name="T12">I</text:span>mplant stability quotient <text:span text:style-name="T12">(ISQ): Measured using a special machine, see Figure 4.</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26:23.708820404</meta:creation-date>
    <dc:date>2024-02-21T21:53:36.195999318</dc:date>
    <meta:editing-duration>PT5H27M2S</meta:editing-duration>
    <meta:editing-cycles>26</meta:editing-cycles>
    <meta:generator>LibreOffice/7.4.7.2$Linux_X86_64 LibreOffice_project/40$Build-2</meta:generator>
    <meta:document-statistic meta:table-count="0" meta:image-count="0" meta:object-count="0" meta:page-count="1" meta:paragraph-count="21" meta:word-count="494" meta:character-count="2993" meta:non-whitespace-character-count="2536"/>
  </office:meta>
</office:document-meta>
</file>